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20_21-11-39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21_00-50-07_000.jpg</text:p>
          </table:table-cell>
          <table:table-cell table:style-name="ce12" office:value-type="string">
            <text:p>:PHOTO 記録 / 経過記録；作ったもの / food=焼酎漬け / material=ローズマリー：１パック,liquor=麦焼酎：？？ml,time=~,container=silver-cap-large / type=~,other=~,id=2022-01-21_00-50-07_000.jpg || :PHOTO 記録 / 経過記録；作ったもの / food=焼酎漬け / material=かぼす：１袋（３玉）,liquor=麦焼酎：？？ml,time=~,container=silver-cap-large / type=~,other=~,id=2022-01-21_00-50-07_000.jpg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PHOTO 記録 / 経過記録；作ったもの / food=焼酎漬け / material=ローズマリー：１パック,liquor=麦焼酎：？？ml,time=~,container=silver-cap-large / type=~,other=~,id=2022-01-21_00-50-07_000.jpg || :PHOTO 記録 / 経過記録；作ったもの / food=焼酎漬け / material=かぼす：１袋（３玉）,liquor=麦焼酎：？？ml,time=~,container=silver-cap-large / type=~,other=~,id=2022-01-21_00-50-07_000.jpg">
            <text:p>:PHOTO 記録 / 経過記録；作ったもの / food=焼酎漬け / material=ローズマリー：１パック,liquor=麦焼酎：？？ml,time=~,container=silver-cap-large / type=~,other=~,id=2022-01-21_00-50-07_000.jpg || :PHOTO 記録 / 経過記録；作ったもの / food=焼酎漬け / material=かぼす：１袋（３玉）,liquor=麦焼酎：？？ml,time=~,container=silver-cap-large / type=~,other=~,id=2022-01-21_00-50-07_000.jpg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21_02-38-45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21_02-38-52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21_08-15-31_000.jpg</text:p>
          </table:table-cell>
          <table:table-cell table:style-name="ce19" office:value-type="string">
            <text:p>:m :th / topic=霧島さくらさんのAV動画 / content=霧島さくらさんのAV動画。丹下段平さん、ジョー。ケンカのために、その拳を使うなんて！ / lang=ja</text:p>
          </table:table-cell>
          <table:table-cell table:style-name="ce21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th / topic=霧島さくらさんのAV動画 / content=霧島さくらさんのAV動画。丹下段平さん、ジョー。ケンカのために、その拳を使うなんて！ / lang=ja">
            <text:p>:m :th / topic=霧島さくらさんのAV動画 / content=霧島さくらさんのAV動画。丹下段平さん、ジョー。ケンカのために、その拳を使うなんて！ / lang=ja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21_12-34-45_000.jpg</text:p>
          </table:table-cell>
          <table:table-cell table:style-name="ce19" office:value-type="string">
            <text:p>:m 東和 PHOTO / 220122sa / 市ヶ谷駅 / 九段北４丁目建替計画 / １名 / 友野設備（上滝） / 資料：天気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東和 PHOTO / 220122sa / 市ヶ谷駅 / 九段北４丁目建替計画 / １名 / 友野設備（上滝） / 資料：天気">
            <text:p>:m 東和 PHOTO / 220122sa / 市ヶ谷駅 / 九段北４丁目建替計画 / １名 / 友野設備（上滝） / 資料：天気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21_14-22-51_000.jpg</text:p>
          </table:table-cell>
          <table:table-cell table:style-name="ce19" office:value-type="string">
            <text:p>:m RES 1*5 / free# JVEMV6 68#_162:1 / 68. theoretical-physics(tp) / w=~;,topics=量子力学：規格化；期待値(eman),other=calc+,s=~,i=~,doc=r-9-2~1.4;r-9-2~1.5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1*5 / free# JVEMV6 68#_162:1 / 68. theoretical-physics(tp) / w=~;,topics=量子力学：規格化；期待値(eman),other=calc+,s=~,i=~,doc=r-9-2~1.4;r-9-2~1.5">
            <text:p>:m RES 1*5 / free# JVEMV6 68#_162:1 / 68. theoretical-physics(tp) / w=~;,topics=量子力学：規格化；期待値(eman),other=calc+,s=~,i=~,doc=r-9-2~1.4;r-9-2~1.5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21_14-23-27_000.jpg</text:p>
          </table:table-cell>
          <table:table-cell table:style-name="ce19" office:value-type="string">
            <text:p>:m RES 2*5 / free# JVEMV6 68#_162:1 / 68. theoretical-physics(tp) / w=~;,topics=量子力学：期待値(eman),other=~,s=~,i=~,doc=r-9-2~1.4;r-9-2~1.5</text:p>
          </table:table-cell>
          <table:table-cell table:style-name="ce21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2*5 / free# JVEMV6 68#_162:1 / 68. theoretical-physics(tp) / w=~;,topics=量子力学：期待値(eman),other=~,s=~,i=~,doc=r-9-2~1.4;r-9-2~1.5">
            <text:p>:m RES 2*5 / free# JVEMV6 68#_162:1 / 68. theoretical-physics(tp) / w=~;,topics=量子力学：期待値(eman),other=~,s=~,i=~,doc=r-9-2~1.4;r-9-2~1.5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1-21_14-24-23_000.jpg</text:p>
          </table:table-cell>
          <table:table-cell table:style-name="ce19" office:value-type="string">
            <text:p>:m RES 3*5 / free# JVEMV6 68#_162:1 / 68. theoretical-physics(tp) / w=~;,topics=量子力学：期待値(eman),other=memo+,s=~,i=~,doc=r-9-2~1.5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RES 3*5 / free# JVEMV6 68#_162:1 / 68. theoretical-physics(tp) / w=~;,topics=量子力学：期待値(eman),other=memo+,s=~,i=~,doc=r-9-2~1.5">
            <text:p>:m RES 3*5 / free# JVEMV6 68#_162:1 / 68. theoretical-physics(tp) / w=~;,topics=量子力学：期待値(eman),other=memo+,s=~,i=~,doc=r-9-2~1.5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21_14-25-07_000.jpg</text:p>
          </table:table-cell>
          <table:table-cell table:style-name="ce19" office:value-type="string">
            <text:p>:m RES 4*5 / free# JVEMV6 68#_162:1 / 68. theoretical-physics(tp) / w=~;,topics=量子力学：期待値(eman),other=memo+,s=~,i=~,doc=r-9-2~1.5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RES 4*5 / free# JVEMV6 68#_162:1 / 68. theoretical-physics(tp) / w=~;,topics=量子力学：期待値(eman),other=memo+,s=~,i=~,doc=r-9-2~1.5">
            <text:p>:m RES 4*5 / free# JVEMV6 68#_162:1 / 68. theoretical-physics(tp) / w=~;,topics=量子力学：期待値(eman),other=memo+,s=~,i=~,doc=r-9-2~1.5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2-01-21_14-25-38_000.jpg</text:p>
          </table:table-cell>
          <table:table-cell table:style-name="ce19" office:value-type="string">
            <text:p>:m RES 5*5 / free# JVEMV6 68#_162:1 / 68. theoretical-physics(tp) / w=(&lt;p&gt;);,topics=量子力学：期待値(eman),other=memo+,s=~,i=~,doc=r-9-2~1.5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RES 5*5 / free# JVEMV6 68#_162:1 / 68. theoretical-physics(tp) / w=(&lt;p&gt;);,topics=量子力学：期待値(eman),other=memo+,s=~,i=~,doc=r-9-2~1.5">
            <text:p>:m RES 5*5 / free# JVEMV6 68#_162:1 / 68. theoretical-physics(tp) / w=(&lt;p&gt;);,topics=量子力学：期待値(eman),other=memo+,s=~,i=~,doc=r-9-2~1.5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2-01-21_15-25-10_000.jpg</text:p>
          </table:table-cell>
          <table:table-cell table:style-name="ce19" office:value-type="string">
            <text:p>:m 東和 PHOTO / 220122sa / 市ヶ谷駅 / 九段北４丁目建替計画 / １名 / 友野設備（上滝） / 指示書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m 東和 PHOTO / 220122sa / 市ヶ谷駅 / 九段北４丁目建替計画 / １名 / 友野設備（上滝） / 指示書">
            <text:p>:m 東和 PHOTO / 220122sa / 市ヶ谷駅 / 九段北４丁目建替計画 / １名 / 友野設備（上滝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2-01-21_15-25-14_000.jpg</text:p>
          </table:table-cell>
          <table:table-cell table:style-name="ce19" office:value-type="string">
            <text:p>:m 東和 PHOTO / 220122sa / 市ヶ谷駅 / 九段北４丁目建替計画 / １名 / 友野設備（上滝） / 指示書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東和 PHOTO / 220122sa / 市ヶ谷駅 / 九段北４丁目建替計画 / １名 / 友野設備（上滝） / 指示書">
            <text:p>:m 東和 PHOTO / 220122sa / 市ヶ谷駅 / 九段北４丁目建替計画 / １名 / 友野設備（上滝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2-01-21_15-25-24_000.jpg</text:p>
          </table:table-cell>
          <table:table-cell table:style-name="ce19" office:value-type="string">
            <text:p>:m 東和 PHOTO / 220122sa / 市ヶ谷駅 / 九段北４丁目建替計画 / １名 / 友野設備（上滝） / 指示書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m 東和 PHOTO / 220122sa / 市ヶ谷駅 / 九段北４丁目建替計画 / １名 / 友野設備（上滝） / 指示書">
            <text:p>:m 東和 PHOTO / 220122sa / 市ヶ谷駅 / 九段北４丁目建替計画 / １名 / 友野設備（上滝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5" office:value-type="string">
            <text:p>2022-01-21_15-25-28_000.jpg</text:p>
          </table:table-cell>
          <table:table-cell table:style-name="ce19" office:value-type="string">
            <text:p>:m 東和 PHOTO / 220122sa / 市ヶ谷駅 / 九段北４丁目建替計画 / １名 / 友野設備（上滝） / 指示書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:m 東和 PHOTO / 220122sa / 市ヶ谷駅 / 九段北４丁目建替計画 / １名 / 友野設備（上滝） / 指示書">
            <text:p>:m 東和 PHOTO / 220122sa / 市ヶ谷駅 / 九段北４丁目建替計画 / １名 / 友野設備（上滝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5" office:value-type="string">
            <text:p>2022-01-21_15-25-36_000.jpg</text:p>
          </table:table-cell>
          <table:table-cell table:style-name="ce19" office:value-type="string">
            <text:p>:m 東和 PHOTO / 220122sa / 市ヶ谷駅 / 九段北４丁目建替計画 / １名 / 友野設備（上滝） / 指示書：地図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:m 東和 PHOTO / 220122sa / 市ヶ谷駅 / 九段北４丁目建替計画 / １名 / 友野設備（上滝） / 指示書：地図">
            <text:p>:m 東和 PHOTO / 220122sa / 市ヶ谷駅 / 九段北４丁目建替計画 / １名 / 友野設備（上滝） / 指示書：地図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5" office:value-type="string">
            <text:p>2022-01-21_15-39-47_000.jpg</text:p>
          </table:table-cell>
          <table:table-cell table:style-name="ce19" office:value-type="string">
            <text:p>:m 東和 PHOTO / 220122sa / 市ヶ谷駅 / 九段北４丁目建替計画 / １名 / 友野設備（上滝） / 資料：交通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:m 東和 PHOTO / 220122sa / 市ヶ谷駅 / 九段北４丁目建替計画 / １名 / 友野設備（上滝） / 資料：交通">
            <text:p>:m 東和 PHOTO / 220122sa / 市ヶ谷駅 / 九段北４丁目建替計画 / １名 / 友野設備（上滝） / 資料：交通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5" office:value-type="string">
            <text:p>2022-01-21_15-52-46_000.jpg</text:p>
          </table:table-cell>
          <table:table-cell table:style-name="ce19" office:value-type="string">
            <text:p>:m 東和 PHOTO / 220122sa / 市ヶ谷駅 / 九段北４丁目建替計画 / １名 / 友野設備（上滝） / 資料：地図</text:p>
          </table:table-cell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string" office:string-value=":m 東和 PHOTO / 220122sa / 市ヶ谷駅 / 九段北４丁目建替計画 / １名 / 友野設備（上滝） / 資料：地図">
            <text:p>:m 東和 PHOTO / 220122sa / 市ヶ谷駅 / 九段北４丁目建替計画 / １名 / 友野設備（上滝） / 資料：地図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5" office:value-type="string">
            <text:p>2022-01-21_15-56-54_000.jpg</text:p>
          </table:table-cell>
          <table:table-cell table:style-name="ce19" office:value-type="string">
            <text:p>:m 東和 PHOTO / 220122sa / 市ヶ谷駅 / 九段北４丁目建替計画 / １名 / 友野設備（上滝） / 資料：地図：路上</text:p>
          </table:table-cell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string" office:string-value=":m 東和 PHOTO / 220122sa / 市ヶ谷駅 / 九段北４丁目建替計画 / １名 / 友野設備（上滝） / 資料：地図：路上">
            <text:p>:m 東和 PHOTO / 220122sa / 市ヶ谷駅 / 九段北４丁目建替計画 / １名 / 友野設備（上滝） / 資料：地図：路上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5" office:value-type="string">
            <text:p>2022-01-21_17-33-16_000.jpg</text:p>
          </table:table-cell>
          <table:table-cell table:style-name="ce20" office:value-type="string">
            <text:p>:m #*# RES / JVEMV6 64#140-7.3 / 『和田村操芝居不合書控』 / w=三沢春太郎～穂積恰 / p.~ / topic=~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string" office:string-value=":m #*# RES / JVEMV6 64#140-7.3 / 『和田村操芝居不合書控』 / w=三沢春太郎～穂積恰 / p.~ / topic=~,other=~">
            <text:p>:m #*# RES / JVEMV6 64#140-7.3 / 『和田村操芝居不合書控』 / w=三沢春太郎～穂積恰 / p.~ / topic=~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5" office:value-type="string">
            <text:p>2022-01-21_19-33-45_000.jpg</text:p>
          </table:table-cell>
          <table:table-cell table:style-name="ce20" office:value-type="string">
            <text:p>-*</text:p>
          </table:table-cell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string" office:string-value="-*">
            <text:p>-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string">
            <text:p>2022-01-21_20-43-02_000.jpg</text:p>
          </table:table-cell>
          <table:table-cell table:style-name="ce19" office:value-type="string">
            <text:p><text:s/>:m 食べた物 </text:p>
          </table:table-cell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string" office:string-value=" :m 食べた物 ">
            <text:p><text:s/>:m 食べた物 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5" office:value-type="string">
            <text:p>2022-01-21_22-43-38_000.jpg</text:p>
          </table:table-cell>
          <table:table-cell table:style-name="ce12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24]=&quot;&quot;;[.C24];CONCATENATE([.C24];&quot; / &quot;;[.E24]))" office:value-type="string" office:string-value=":m :PHOTO 寝た時刻 / 2021">
            <text:p>:m :PHOTO 寝た時刻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5" office:value-type="string">
            <text:p>2022-01-22_01-11-58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string" office:string-value=":m :PHOTO 起きた時刻（夜中） / 2021">
            <text:p>:m :PHOTO 起きた時刻（夜中）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5" office:value-type="string">
            <text:p>2022-01-22_04-17-06_000.jpg</text:p>
          </table:table-cell>
          <table:table-cell table:style-name="ce20" office:value-type="string">
            <text:p>:m :th / topic=応仁の乱；外圧のない社会 / content=応仁の乱の原因。は、何か；外圧がないと、社会はどうなるか / lang=ja</text:p>
          </table:table-cell>
          <table:table-cell table:style-name="ce21"/>
          <table:table-cell table:style-name="ce5"/>
          <table:table-cell table:style-name="ce5"/>
          <table:table-cell table:style-name="ce40" table:formula="of:=IF([.E26]=&quot;&quot;;[.C26];CONCATENATE([.C26];&quot; / &quot;;[.E26]))" office:value-type="string" office:string-value=":m :th / topic=応仁の乱；外圧のない社会 / content=応仁の乱の原因。は、何か；外圧がないと、社会はどうなるか / lang=ja">
            <text:p>:m :th / topic=応仁の乱；外圧のない社会 / content=応仁の乱の原因。は、何か；外圧がないと、社会はどうなるか / lang=ja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6">
            <text:p>26</text:p>
          </table:table-cell>
          <table:table-cell table:style-name="ce5" office:value-type="string">
            <text:p>2022-01-22_04-17-15_000.jpg</text:p>
          </table:table-cell>
          <table:table-cell table:style-name="ce19" office:value-type="string">
            <text:p>:m :PHOTO 起きた時刻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string" office:string-value=":m :PHOTO 起きた時刻 / 2021">
            <text:p>:m :PHOTO 起きた時刻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5" office:value-type="string">
            <text:p>2022-01-22_05-25-05_000.jpg</text:p>
          </table:table-cell>
          <table:table-cell table:style-name="ce19" office:value-type="string">
            <text:p>:m 東和 PHOTO / 220122sa / 市ヶ谷駅 / 九段北４丁目建替計画 / １名 / 友野設備（上滝） / 出発時間：部屋を出る時間</text:p>
          </table:table-cell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string" office:string-value=":m 東和 PHOTO / 220122sa / 市ヶ谷駅 / 九段北４丁目建替計画 / １名 / 友野設備（上滝） / 出発時間：部屋を出る時間">
            <text:p>:m 東和 PHOTO / 220122sa / 市ヶ谷駅 / 九段北４丁目建替計画 / １名 / 友野設備（上滝） / 出発時間：部屋を出る時間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8">
            <text:p>28</text:p>
          </table:table-cell>
          <table:table-cell table:style-name="ce5" office:value-type="string">
            <text:p>2022-01-22_05-30-53_000.jpg</text:p>
          </table:table-cell>
          <table:table-cell table:style-name="ce19" office:value-type="string">
            <text:p>:m 東和 PHOTO / 220122sa / 市ヶ谷駅 / 九段北４丁目建替計画 / １名 / 友野設備（上滝） / 出発時間</text:p>
          </table:table-cell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string" office:string-value=":m 東和 PHOTO / 220122sa / 市ヶ谷駅 / 九段北４丁目建替計画 / １名 / 友野設備（上滝） / 出発時間">
            <text:p>:m 東和 PHOTO / 220122sa / 市ヶ谷駅 / 九段北４丁目建替計画 / １名 / 友野設備（上滝） / 出発時間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5" office:value-type="string">
            <text:p>2022-01-22_06-43-19_000.jpg</text:p>
          </table:table-cell>
          <table:table-cell table:style-name="ce19" office:value-type="string">
            <text:p>:m 東和 PHOTO / 220122sa / 市ヶ谷駅 / 九段北４丁目建替計画 / １名 / 友野設備（上滝） / 周辺状況：最寄駅</text:p>
          </table:table-cell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string" office:string-value=":m 東和 PHOTO / 220122sa / 市ヶ谷駅 / 九段北４丁目建替計画 / １名 / 友野設備（上滝） / 周辺状況：最寄駅">
            <text:p>:m 東和 PHOTO / 220122sa / 市ヶ谷駅 / 九段北４丁目建替計画 / １名 / 友野設備（上滝） / 周辺状況：最寄駅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5" office:value-type="string">
            <text:p>2022-01-22_06-43-22_000.jpg</text:p>
          </table:table-cell>
          <table:table-cell table:style-name="ce19" office:value-type="string">
            <text:p>:m 東和 PHOTO / 220122sa / 市ヶ谷駅 / 九段北４丁目建替計画 / １名 / 友野設備（上滝） / 周辺状況：最寄駅 / N-35-35-34.780883 E-139-40-53.356933</text:p>
          </table:table-cell>
          <table:table-cell table:style-name="ce5"/>
          <table:table-cell table:style-name="ce5" table:formula="of:=[.F31]" office:value-type="string" office:string-value="N-35-35-34.780883 E-139-40-53.356933">
            <text:p>N-35-35-34.780883 E-139-40-53.356933</text:p>
          </table:table-cell>
          <table:table-cell table:style-name="ce5" office:value-type="string">
            <text:p>N-35-35-34.780883 E-139-40-53.356933</text:p>
          </table:table-cell>
          <table:table-cell table:style-name="ce40" table:formula="of:=IF([.E31]=&quot;&quot;;[.C31];CONCATENATE([.C31];&quot; / &quot;;[.E31]))" office:value-type="string" office:string-value=":m 東和 PHOTO / 220122sa / 市ヶ谷駅 / 九段北４丁目建替計画 / １名 / 友野設備（上滝） / 周辺状況：最寄駅 / N-35-35-34.780883 E-139-40-53.356933 / N-35-35-34.780883 E-139-40-53.356933">
            <text:p>:m 東和 PHOTO / 220122sa / 市ヶ谷駅 / 九段北４丁目建替計画 / １名 / 友野設備（上滝） / 周辺状況：最寄駅 / N-35-35-34.780883 E-139-40-53.356933 / N-35-35-34.780883 E-139-40-53.3569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5" office:value-type="string">
            <text:p>2022-01-22_06-43-30_000.jpg</text:p>
          </table:table-cell>
          <table:table-cell table:style-name="ce19" office:value-type="string">
            <text:p>:m 東和 PHOTO / 220122sa / 市ヶ谷駅 / 九段北４丁目建替計画 / １名 / 友野設備（上滝） / 周辺状況：最寄駅 / N-35-35-34.794616 E-139-40-53.521728</text:p>
          </table:table-cell>
          <table:table-cell table:style-name="ce5"/>
          <table:table-cell table:style-name="ce5" table:formula="of:=[.F32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2]=&quot;&quot;;[.C32];CONCATENATE([.C32];&quot; / &quot;;[.E32]))" office:value-type="string" office:string-value=":m 東和 PHOTO / 220122sa / 市ヶ谷駅 / 九段北４丁目建替計画 / １名 / 友野設備（上滝） / 周辺状況：最寄駅 / N-35-35-34.794616 E-139-40-53.521728 / N-35-35-34.794616 E-139-40-53.521728">
            <text:p>:m 東和 PHOTO / 220122sa / 市ヶ谷駅 / 九段北４丁目建替計画 / １名 / 友野設備（上滝） / 周辺状況：最寄駅 / N-35-35-34.794616 E-139-40-53.521728 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5" office:value-type="string">
            <text:p>2022-01-22_06-58-18_000.jpg</text:p>
          </table:table-cell>
          <table:table-cell table:style-name="ce19" office:value-type="string">
            <text:p>:m 東和 PHOTO / 220122sa / 市ヶ谷駅 / 九段北４丁目建替計画 / １名 / 友野設備（上滝） / 現場状況 / N-35-35-34.794616 E-139-40-53.521728</text:p>
          </table:table-cell>
          <table:table-cell table:style-name="ce5"/>
          <table:table-cell table:style-name="ce5" table:formula="of:=[.F33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3]=&quot;&quot;;[.C33];CONCATENATE([.C33];&quot; / &quot;;[.E33]))" office:value-type="string" office:string-value=":m 東和 PHOTO / 220122sa / 市ヶ谷駅 / 九段北４丁目建替計画 / １名 / 友野設備（上滝） / 現場状況 / N-35-35-34.794616 E-139-40-53.521728 / N-35-35-34.794616 E-139-40-53.521728">
            <text:p>:m 東和 PHOTO / 220122sa / 市ヶ谷駅 / 九段北４丁目建替計画 / １名 / 友野設備（上滝） / 現場状況 / N-35-35-34.794616 E-139-40-53.521728 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5" office:value-type="string">
            <text:p>2022-01-22_06-58-28_000.jpg</text:p>
          </table:table-cell>
          <table:table-cell table:style-name="ce19" office:value-type="string">
            <text:p>:m 東和 PHOTO / 220122sa / 市ヶ谷駅 / 九段北４丁目建替計画 / １名 / 友野設備（上滝） / 現場状況 / N-35-35-34.794616 E-139-40-53.521728</text:p>
          </table:table-cell>
          <table:table-cell table:style-name="ce5"/>
          <table:table-cell table:style-name="ce5" table:formula="of:=[.F34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4]=&quot;&quot;;[.C34];CONCATENATE([.C34];&quot; / &quot;;[.E34]))" office:value-type="string" office:string-value=":m 東和 PHOTO / 220122sa / 市ヶ谷駅 / 九段北４丁目建替計画 / １名 / 友野設備（上滝） / 現場状況 / N-35-35-34.794616 E-139-40-53.521728 / N-35-35-34.794616 E-139-40-53.521728">
            <text:p>:m 東和 PHOTO / 220122sa / 市ヶ谷駅 / 九段北４丁目建替計画 / １名 / 友野設備（上滝） / 現場状況 / N-35-35-34.794616 E-139-40-53.521728 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5" office:value-type="string">
            <text:p>2022-01-22_06-59-16_000.jpg</text:p>
          </table:table-cell>
          <table:table-cell table:style-name="ce19" office:value-type="string">
            <text:p>:m 東和 PHOTO / 220122sa / 市ヶ谷駅 / 九段北４丁目建替計画 / １名 / 友野設備（上滝） / 現場状況 / N-35-35-34.973144 E-139-40-53.302001</text:p>
          </table:table-cell>
          <table:table-cell table:style-name="ce5"/>
          <table:table-cell table:style-name="ce5" table:formula="of:=[.F35]" office:value-type="string" office:string-value="N-35-35-34.973144 E-139-40-53.302001">
            <text:p>N-35-35-34.973144 E-139-40-53.302001</text:p>
          </table:table-cell>
          <table:table-cell table:style-name="ce5" office:value-type="string">
            <text:p>N-35-35-34.973144 E-139-40-53.302001</text:p>
          </table:table-cell>
          <table:table-cell table:style-name="ce40" table:formula="of:=IF([.E35]=&quot;&quot;;[.C35];CONCATENATE([.C35];&quot; / &quot;;[.E35]))" office:value-type="string" office:string-value=":m 東和 PHOTO / 220122sa / 市ヶ谷駅 / 九段北４丁目建替計画 / １名 / 友野設備（上滝） / 現場状況 / N-35-35-34.973144 E-139-40-53.302001 / N-35-35-34.973144 E-139-40-53.302001">
            <text:p>:m 東和 PHOTO / 220122sa / 市ヶ谷駅 / 九段北４丁目建替計画 / １名 / 友野設備（上滝） / 現場状況 / N-35-35-34.973144 E-139-40-53.302001 / N-35-35-34.973144 E-139-40-53.30200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5" office:value-type="string">
            <text:p>2022-01-22_18-12-26_000.jpg</text:p>
          </table:table-cell>
          <table:table-cell table:style-name="ce19" office:value-type="string">
            <text:p>:m :lets / action activity / やること / genre=笛の演奏；吹き / content=「曲を吹く」ことを、練習しよう。毎回、異なった「吹き」</text:p>
          </table:table-cell>
          <table:table-cell table:style-name="ce12"/>
          <table:table-cell table:style-name="ce5"/>
          <table:table-cell table:style-name="ce5"/>
          <table:table-cell table:style-name="ce40" table:formula="of:=IF([.E36]=&quot;&quot;;[.C36];CONCATENATE([.C36];&quot; / &quot;;[.E36]))" office:value-type="string" office:string-value=":m :lets / action activity / やること / genre=笛の演奏；吹き / content=「曲を吹く」ことを、練習しよう。毎回、異なった「吹き」">
            <text:p>:m :lets / action activity / やること / genre=笛の演奏；吹き / content=「曲を吹く」ことを、練習しよう。毎回、異なった「吹き」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5" office:value-type="string">
            <text:p>2022-01-22_21-00-32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37]=&quot;&quot;;[.C37];CONCATENATE([.C37];&quot; / &quot;;[.E37]))" office:value-type="string" office:string-value=" :m 食べた物 ">
            <text:p><text:s/>:m 食べた物 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5" office:value-type="string">
            <text:p>2022-01-23_03-37-14_000.jpg</text:p>
          </table:table-cell>
          <table:table-cell table:style-name="ce19" office:value-type="string">
            <text:p>:m :PHOTO 寝た時刻 / 2021 / オナニー、了、duration=３時間ぐらい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38]=&quot;&quot;;[.C38];CONCATENATE([.C38];&quot; / &quot;;[.E38]))" office:value-type="string" office:string-value=":m :PHOTO 寝た時刻 / 2021 / オナニー、了、duration=３時間ぐらい,other=~">
            <text:p>:m :PHOTO 寝た時刻 / 2021 / オナニー、了、duration=３時間ぐらい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8">
            <text:p>38</text:p>
          </table:table-cell>
          <table:table-cell table:style-name="ce5" office:value-type="string">
            <text:p>2022-01-23_10-26-14_000.jpg</text:p>
          </table:table-cell>
          <table:table-cell table:style-name="ce19" office:value-type="string">
            <text:p>:m :th / topic=宗教。道場 / content=宗教よりも、俺は、道場をやりたい / lang=ja</text:p>
          </table:table-cell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string" office:string-value=":m :th / topic=宗教。道場 / content=宗教よりも、俺は、道場をやりたい / lang=ja">
            <text:p>:m :th / topic=宗教。道場 / content=宗教よりも、俺は、道場をやりたい / lang=ja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5" office:value-type="string">
            <text:p>2022-01-23_17-52-37_000.jpg</text:p>
          </table:table-cell>
          <table:table-cell table:style-name="ce19" office:value-type="string">
            <text:p>:m RES 1*2 / free# JVEMV6 68#_163:1 / 68. theoretical-physics(tp) / w=~;,topics=量子力学：期待値(eman),other=calc+;orig+;found+,s=~,i=~,doc=r-9-2~1.6</text:p>
          </table:table-cell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string" office:string-value=":m RES 1*2 / free# JVEMV6 68#_163:1 / 68. theoretical-physics(tp) / w=~;,topics=量子力学：期待値(eman),other=calc+;orig+;found+,s=~,i=~,doc=r-9-2~1.6">
            <text:p>:m RES 1*2 / free# JVEMV6 68#_163:1 / 68. theoretical-physics(tp) / w=~;,topics=量子力学：期待値(eman),other=calc+;orig+;found+,s=~,i=~,doc=r-9-2~1.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5" office:value-type="string">
            <text:p>2022-01-23_17-52-48_000.jpg</text:p>
          </table:table-cell>
          <table:table-cell table:style-name="ce19" office:value-type="string">
            <text:p>:m RES 2*2 / free# JVEMV6 68#_163:1 / 68. theoretical-physics(tp) / w=(&lt;p^2&gt;-&lt;p&gt;^2);,topics=量子力学：期待値(eman),other=~,s=~,i=~,doc=r-9-2~1.6</text:p>
          </table:table-cell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string" office:string-value=":m RES 2*2 / free# JVEMV6 68#_163:1 / 68. theoretical-physics(tp) / w=(&lt;p^2&gt;-&lt;p&gt;^2);,topics=量子力学：期待値(eman),other=~,s=~,i=~,doc=r-9-2~1.6">
            <text:p>:m RES 2*2 / free# JVEMV6 68#_163:1 / 68. theoretical-physics(tp) / w=(&lt;p^2&gt;-&lt;p&gt;^2);,topics=量子力学：期待値(eman),other=~,s=~,i=~,doc=r-9-2~1.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41">
            <text:p>41</text:p>
          </table:table-cell>
          <table:table-cell table:style-name="ce5" office:value-type="string">
            <text:p>2022-01-23_19-32-28_000.jpg</text:p>
          </table:table-cell>
          <table:table-cell table:style-name="ce19" office:value-type="string">
            <text:p>:m 東和 PHOTO / 220122sa / 市ヶ谷駅 / 九段北４丁目建替計画 / １名 / 友野設備（上滝） / 日報</text:p>
          </table:table-cell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string" office:string-value=":m 東和 PHOTO / 220122sa / 市ヶ谷駅 / 九段北４丁目建替計画 / １名 / 友野設備（上滝） / 日報">
            <text:p>:m 東和 PHOTO / 220122sa / 市ヶ谷駅 / 九段北４丁目建替計画 / １名 / 友野設備（上滝） / 日報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5" office:value-type="string">
            <text:p>2022-01-23_21-00-07_000.jpg</text:p>
          </table:table-cell>
          <table:table-cell table:style-name="ce19" office:value-type="string">
            <text:p><text:s/>:m 食べた物 </text:p>
          </table:table-cell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string" office:string-value=" :m 食べた物 ">
            <text:p><text:s/>:m 食べた物 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21_18-11-34_000.mp4</text:p>
          </table:table-cell>
          <table:table-cell table:style-name="ce19" office:value-type="string">
            <text:p>:VIDEO / @自室 / 記録 / jap.flute / 演奏、play / R=1 / todays-melody,genr=~,for=~,Re+,other=feeling:european-like;sounds:~,file-id=~</text:p>
          </table:table-cell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string" office:string-value=":VIDEO / @自室 / 記録 / jap.flute / 演奏、play / R=1 / todays-melody,genr=~,for=~,Re+,other=feeling:european-like;sounds:~,file-id=~">
            <text:p>:VIDEO / @自室 / 記録 / jap.flute / 演奏、play / R=1 / todays-melody,genr=~,for=~,Re+,other=feeling:european-like;sounds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21_18-29-38_000.mp4</text:p>
          </table:table-cell>
          <table:table-cell table:style-name="ce19" office:value-type="string">
            <text:p>:VIDEO / @自室 / 記録 / jap.flute / 演奏、play / R=2 / todays-melody,genr=~,for=~,Re+,other=feeling:~;sounds:~,file-id=~</text:p>
          </table:table-cell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string" office:string-value=":VIDEO / @自室 / 記録 / jap.flute / 演奏、play / R=2 / todays-melody,genr=~,for=~,Re+,other=feeling:~;sounds:~,file-id=~">
            <text:p>:VIDEO / @自室 / 記録 / jap.flute / 演奏、play / R=2 / todays-melody,genr=~,for=~,Re+,other=feeling:~;sounds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1-21_18-47-57_000.mp4</text:p>
          </table:table-cell>
          <table:table-cell table:style-name="ce19" office:value-type="string">
            <text:p>:VIDEO / @自室 / 記録 / jap.flute / 演奏、play / R=3 / todays-melody,genr=~,for=played-in-daikan,Re+,other=feeling:~;sounds:~,file-id=~</text:p>
          </table:table-cell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string" office:string-value=":VIDEO / @自室 / 記録 / jap.flute / 演奏、play / R=3 / todays-melody,genr=~,for=played-in-daikan,Re+,other=feeling:~;sounds:~,file-id=~">
            <text:p>:VIDEO / @自室 / 記録 / jap.flute / 演奏、play / R=3 / todays-melody,genr=~,for=played-in-daikan,Re+,other=feeling:~;sounds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1-21_19-01-13_000.mp4</text:p>
          </table:table-cell>
          <table:table-cell table:style-name="ce19" office:value-type="string">
            <text:p>:VIDEO / @自室 / 記録 / jap.flute-bamboo / 演奏、play / R=1 / genr=todays-melody,Re+,other=feeling:~</text:p>
          </table:table-cell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string" office:string-value=":VIDEO / @自室 / 記録 / jap.flute-bamboo / 演奏、play / R=1 / genr=todays-melody,Re+,other=feeling:~">
            <text:p>:VIDEO / @自室 / 記録 / jap.flute-bamboo / 演奏、play / R=1 / genr=todays-melody,Re+,other=feeling: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2-01-21_19-04-34_000.mp4</text:p>
          </table:table-cell>
          <table:table-cell table:style-name="ce19" office:value-type="string">
            <text:p>:VIDEO / @自室 / 記録 / jap.flute-bamboo / 演奏、play / R=2 / genr=todays-melody,Re+,other=feeling:~</text:p>
          </table:table-cell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string" office:string-value=":VIDEO / @自室 / 記録 / jap.flute-bamboo / 演奏、play / R=2 / genr=todays-melody,Re+,other=feeling:~">
            <text:p>:VIDEO / @自室 / 記録 / jap.flute-bamboo / 演奏、play / R=2 / genr=todays-melody,Re+,other=feeling: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string">
            <text:p>2022-01-22_18-46-23_000.mp4</text:p>
          </table:table-cell>
          <table:table-cell table:style-name="ce12" office:value-type="string">
            <text:p>:VIDEO / @自室 / 記録 / jap.flute / 演奏、play / R=1 / todays-melody,genr=~,for=played-in-daikan,Re+,other=feeling:~;sounds:~,file-id=2022-01-22_18-46-23_000.mp4</text:p>
          </table:table-cell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string" office:string-value=":VIDEO / @自室 / 記録 / jap.flute / 演奏、play / R=1 / todays-melody,genr=~,for=played-in-daikan,Re+,other=feeling:~;sounds:~,file-id=2022-01-22_18-46-23_000.mp4">
            <text:p>:VIDEO / @自室 / 記録 / jap.flute / 演奏、play / R=1 / todays-melody,genr=~,for=played-in-daikan,Re+,other=feeling:~;sounds:~,file-id=2022-01-22_18-46-23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2022-01-22_18-48-12_000.mp4</text:p>
          </table:table-cell>
          <table:table-cell table:style-name="ce12" office:value-type="string">
            <text:p>:VIDEO / @自室 / 記録 / jap.flute / 演奏、play / R=2 / todays-melody,genr=~,for=played-in-daikan,Re+,other=feeling:~;sounds:~,file-id=2022-01-22_18-46-23_000.mp4</text:p>
          </table:table-cell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string" office:string-value=":VIDEO / @自室 / 記録 / jap.flute / 演奏、play / R=2 / todays-melody,genr=~,for=played-in-daikan,Re+,other=feeling:~;sounds:~,file-id=2022-01-22_18-46-23_000.mp4">
            <text:p>:VIDEO / @自室 / 記録 / jap.flute / 演奏、play / R=2 / todays-melody,genr=~,for=played-in-daikan,Re+,other=feeling:~;sounds:~,file-id=2022-01-22_18-46-23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 office:value-type="string">
            <text:p>2022-01-23_18-14-05_000.mp4</text:p>
          </table:table-cell>
          <table:table-cell table:style-name="ce12" office:value-type="string">
            <text:p>:VIDEO / @自室 / 記録 / jap.flute / 演奏、play / R=1 / todays-melody,genr=~,for=played-in-daikan,Re+,other=feeling:~;sounds:~,file-id=2022-01-21_18-11-34_000.mp4</text:p>
          </table:table-cell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string" office:string-value=":VIDEO / @自室 / 記録 / jap.flute / 演奏、play / R=1 / todays-melody,genr=~,for=played-in-daikan,Re+,other=feeling:~;sounds:~,file-id=2022-01-21_18-11-34_000.mp4">
            <text:p>:VIDEO / @自室 / 記録 / jap.flute / 演奏、play / R=1 / todays-melody,genr=~,for=played-in-daikan,Re+,other=feeling:~;sounds:~,file-id=2022-01-21_18-11-34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23_18-22-22_000.mp4</text:p>
          </table:table-cell>
          <table:table-cell table:style-name="ce21" office:value-type="string">
            <text:p>:VIDEO / @自室 / 記録 / jap.flute / 演奏、play / R=2 / todays-melody,genr=~,for=played-in-daikan,Re+,other=3-parts;sounds:~,file-id=2022-01-21_18-29-38_000.mp4</text:p>
          </table:table-cell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string" office:string-value=":VIDEO / @自室 / 記録 / jap.flute / 演奏、play / R=2 / todays-melody,genr=~,for=played-in-daikan,Re+,other=3-parts;sounds:~,file-id=2022-01-21_18-29-38_000.mp4">
            <text:p>:VIDEO / @自室 / 記録 / jap.flute / 演奏、play / R=2 / todays-melody,genr=~,for=played-in-daikan,Re+,other=3-parts;sounds:~,file-id=2022-01-21_18-29-38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string">
            <text:p>2022-01-23_18-25-35_000.mp4</text:p>
          </table:table-cell>
          <table:table-cell table:style-name="ce21" office:value-type="string">
            <text:p>:VIDEO / @自室 / 記録 / jap.flute / 演奏、play / R=3 / todays-melody,genr=~,for=played-in-daikan,Re+,other=part:4;5;sounds:~,file-id=2022-01-21_18-29-38_000.mp4</text:p>
          </table:table-cell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string" office:string-value=":VIDEO / @自室 / 記録 / jap.flute / 演奏、play / R=3 / todays-melody,genr=~,for=played-in-daikan,Re+,other=part:4;5;sounds:~,file-id=2022-01-21_18-29-38_000.mp4">
            <text:p>:VIDEO / @自室 / 記録 / jap.flute / 演奏、play / R=3 / todays-melody,genr=~,for=played-in-daikan,Re+,other=part:4;5;sounds:~,file-id=2022-01-21_18-29-38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5" office:value-type="string">
            <text:p>2022-01-23_18-27-52_000.mp4</text:p>
          </table:table-cell>
          <table:table-cell table:style-name="ce21" office:value-type="string">
            <text:p>:VIDEO / @自室 / 記録 / jap.flute / 演奏、play / R=4 / todays-melody,genr=~,for=played-in-daikan,Re+,other=~;sounds:~,file-id=~</text:p>
          </table:table-cell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string" office:string-value=":VIDEO / @自室 / 記録 / jap.flute / 演奏、play / R=4 / todays-melody,genr=~,for=played-in-daikan,Re+,other=~;sounds:~,file-id=~">
            <text:p>:VIDEO / @自室 / 記録 / jap.flute / 演奏、play / R=4 / todays-melody,genr=~,for=played-in-daikan,Re+,other=~;sounds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5" office:value-type="string">
            <text:p>2022-01-23_18-37-57_000.mp4</text:p>
          </table:table-cell>
          <table:table-cell table:style-name="ce21" office:value-type="string">
            <text:p>:VIDEO / @自室 / 記録 / jap.flute / 演奏、play / R=5 / todays-melody,genr=~,for=~,Re+,other=~;sounds:~,file-id=2022-01-23_18-37-57_000.mp4</text:p>
          </table:table-cell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string" office:string-value=":VIDEO / @自室 / 記録 / jap.flute / 演奏、play / R=5 / todays-melody,genr=~,for=~,Re+,other=~;sounds:~,file-id=2022-01-23_18-37-57_000.mp4">
            <text:p>:VIDEO / @自室 / 記録 / jap.flute / 演奏、play / R=5 / todays-melody,genr=~,for=~,Re+,other=~;sounds:~,file-id=2022-01-23_18-37-57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5" office:value-type="string">
            <text:p>2022-01-23_18-39-26_000.mp4</text:p>
          </table:table-cell>
          <table:table-cell table:style-name="ce21" office:value-type="string">
            <text:p>:VIDEO / @自室 / 記録 / jap.flute / 演奏、play / R=6 / todays-melody,genr=~,for=part:ending,Re+,other=~;sounds:~,file-id=2022-01-23_18-37-57_000.mp4</text:p>
          </table:table-cell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string" office:string-value=":VIDEO / @自室 / 記録 / jap.flute / 演奏、play / R=6 / todays-melody,genr=~,for=part:ending,Re+,other=~;sounds:~,file-id=2022-01-23_18-37-57_000.mp4">
            <text:p>:VIDEO / @自室 / 記録 / jap.flute / 演奏、play / R=6 / todays-melody,genr=~,for=part:ending,Re+,other=~;sounds:~,file-id=2022-01-23_18-37-57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string">
            <text:p>2022-01-23_18-41-35_000.mp4</text:p>
          </table:table-cell>
          <table:table-cell table:style-name="ce21" office:value-type="string">
            <text:p>:VIDEO / @自室 / 記録 / jap.flute / 演奏、play / R=7 / todays-melody,genr=~,for=part:opening,Re+,other=~;sounds:~,file-id=2022-01-23_18-37-57_000.mp4</text:p>
          </table:table-cell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string" office:string-value=":VIDEO / @自室 / 記録 / jap.flute / 演奏、play / R=7 / todays-melody,genr=~,for=part:opening,Re+,other=~;sounds:~,file-id=2022-01-23_18-37-57_000.mp4">
            <text:p>:VIDEO / @自室 / 記録 / jap.flute / 演奏、play / R=7 / todays-melody,genr=~,for=part:opening,Re+,other=~;sounds:~,file-id=2022-01-23_18-37-57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5" office:value-type="string">
            <text:p>2022-01-23_18-43-56_000.mp4</text:p>
          </table:table-cell>
          <table:table-cell table:style-name="ce21" office:value-type="string">
            <text:p>:VIDEO / @自室 / 記録 / jap.flute / 演奏、play / R=8 / todays-melody,genr=~,for=~,Re+,other=feeling:soft-melody;sounds:~,file-id=~</text:p>
          </table:table-cell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string" office:string-value=":VIDEO / @自室 / 記録 / jap.flute / 演奏、play / R=8 / todays-melody,genr=~,for=~,Re+,other=feeling:soft-melody;sounds:~,file-id=~">
            <text:p>:VIDEO / @自室 / 記録 / jap.flute / 演奏、play / R=8 / todays-melody,genr=~,for=~,Re+,other=feeling:soft-melody;sounds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5" office:value-type="string">
            <text:p>2022-01-23_18-58-23_000.mp4</text:p>
          </table:table-cell>
          <table:table-cell table:style-name="ce21" office:value-type="string">
            <text:p>:VIDEO / @自室 / 記録 / jap.flute-bamboo / 演奏、play / R=1 / genr=todays-melody,Re+,other=feeling:~,file-id=2022-01-21_19-01-13_000.mp4</text:p>
          </table:table-cell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string" office:string-value=":VIDEO / @自室 / 記録 / jap.flute-bamboo / 演奏、play / R=1 / genr=todays-melody,Re+,other=feeling:~,file-id=2022-01-21_19-01-13_000.mp4">
            <text:p>:VIDEO / @自室 / 記録 / jap.flute-bamboo / 演奏、play / R=1 / genr=todays-melody,Re+,other=feeling:~,file-id=2022-01-21_19-01-13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5" office:value-type="string">
            <text:p>2022-01-23_19-00-25_000.mp4</text:p>
          </table:table-cell>
          <table:table-cell table:style-name="ce21" office:value-type="string">
            <text:p>:VIDEO / @自室 / 記録 / jap.flute-bamboo / 演奏、play / R=2 / genr=todays-melody,Re+,other=part:opening;feeling:~,file-id=2022-01-21_19-01-13_000.mp4</text:p>
          </table:table-cell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string" office:string-value=":VIDEO / @自室 / 記録 / jap.flute-bamboo / 演奏、play / R=2 / genr=todays-melody,Re+,other=part:opening;feeling:~,file-id=2022-01-21_19-01-13_000.mp4">
            <text:p>:VIDEO / @自室 / 記録 / jap.flute-bamboo / 演奏、play / R=2 / genr=todays-melody,Re+,other=part:opening;feeling:~,file-id=2022-01-21_19-01-13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5" office:value-type="string">
            <text:p>2022-01-23_19-03-02_000.mp4</text:p>
          </table:table-cell>
          <table:table-cell table:style-name="ce21" office:value-type="string">
            <text:p>:VIDEO / @自室 / 記録 / jap.flute-bamboo / 演奏、play / R=3 / genr=todays-melody,Re+,other=part:other-melody;feeling:~,file-id=2022-01-21_19-01-13_000.mp4</text:p>
          </table:table-cell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string" office:string-value=":VIDEO / @自室 / 記録 / jap.flute-bamboo / 演奏、play / R=3 / genr=todays-melody,Re+,other=part:other-melody;feeling:~,file-id=2022-01-21_19-01-13_000.mp4">
            <text:p>:VIDEO / @自室 / 記録 / jap.flute-bamboo / 演奏、play / R=3 / genr=todays-melody,Re+,other=part:other-melody;feeling:~,file-id=2022-01-21_19-01-13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5" office:value-type="string">
            <text:p>2022-01-23_19-07-41_000.mp4</text:p>
          </table:table-cell>
          <table:table-cell table:style-name="ce21" office:value-type="string">
            <text:p>:VIDEO / @自室 / 記録 / jap.flute-bamboo / 演奏、play / R=4 / genr=todays-melody,Re+,other=part:opening;feeling:~,file-id=~</text:p>
          </table:table-cell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string" office:string-value=":VIDEO / @自室 / 記録 / jap.flute-bamboo / 演奏、play / R=4 / genr=todays-melody,Re+,other=part:opening;feeling:~,file-id=~">
            <text:p>:VIDEO / @自室 / 記録 / jap.flute-bamboo / 演奏、play / R=4 / genr=todays-melody,Re+,other=part:opening;feeling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4">2022/01/24</text:date>, <text:time>01:55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24T01:55:41.67</dc:date>
    <dc:creator>iwabuchi ken</dc:creator>
    <meta:editing-duration>P42DT9H11M4S</meta:editing-duration>
    <meta:editing-cycles>14333</meta:editing-cycles>
    <meta:document-statistic meta:table-count="1" meta:cell-count="543" meta:object-count="0"/>
    <meta:user-defined meta:name="qrichtext">1</meta:user-defined>
  </office:meta>
</office:document-meta>
</file>